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"/>Tree<text:bookmark-end text:name="tree"/></text:h>
      <text:p text:style-name="P15"><text:span text:style-name="Source_20_Text">Tree </text:span>combine with a set of its children, including <text:a xlink:type="simple" xlink:href="#treechildren"><text:span text:style-name="Source_20_Text">Treechildren</text:span></text:a><text:span text:style-name="Source_20_Text">, </text:span><text:a xlink:type="simple" xlink:href="#treecol"><text:span text:style-name="Source_20_Text">Treecols</text:span></text:a><text:span text:style-name="Source_20_Text">, </text:span><text:a xlink:type="simple" xlink:href="#treecol"><text:span text:style-name="Source_20_Text">Treecol</text:span></text:a><text:span text:style-name="Source_20_Text">, </text:span><text:a xlink:type="simple" xlink:href="#treerow"><text:span text:style-name="Source_20_Text">Treerow</text:span></text:a><text:span text:style-name="Source_20_Text">, </text:span><text:a xlink:type="simple" xlink:href="#treerow"><text:span text:style-name="Source_20_Text">Treeitem</text:span></text:a><text:span text:style-name="Source_20_Text">, </text:span><text:a xlink:type="simple" xlink:href="#treerow"><text:span text:style-name="Source_20_Text">Treecell</text:span></text:a><text:span text:style-name="Source_20_Text">, </text:span><text:a xlink:type="simple" xlink:href="#treefooter"><text:span text:style-name="Source_20_Text">Treefoot</text:span></text:a><text:span text:style-name="Source_20_Text">, </text:span><text:a xlink:type="simple" xlink:href="#treefooter"><text:span text:style-name="Source_20_Text">Treefooter</text:span></text:a><text:span text:style-name="Source_20_Text">, </text:span>and<text:span text:style-name="Source_20_Text"> </text:span><text:a xlink:type="simple" xlink:href="#paging"><text:span text:style-name="Source_20_Text">Paging</text:span></text:a>. Tree also support four ways to show its icon: <text:span text:style-name="Source_20_Text">z-tree, z-dottree, z-filetree, and z-vfiletree</text:span>.</text:p>
      <text:p text:style-name="Text_20_body"><text:s/><text:span text:style-name="T1">Note</text:span>:</text:p>
      <text:list text:style-name="L1">
        <text:list-item>
          <text:p text:style-name="P17"><text:a xlink:type="simple" xlink:href="http://zk1.svn.sourceforge.net/viewvc/zk1/branches/3.5/zul/src/archive/web/zul/css/cmps/tree.css.dsp?view=markup">The CSS source of Tree <text:s/>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3" draw:name="graphics1" text:anchor-type="paragraph" svg:width="16.325cm" svg:height="8.844cm" draw:z-index="3"><draw:image xlink:href="../images/tree3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161cm" svg:height="6.059cm" draw:z-index="0"><draw:image xlink:href="../images/tree2.jpg" xlink:type="simple" xlink:show="embed" xlink:actuate="onLoad" draw:filter-name="&lt;All formats&gt;"/></draw:frame></text:p>
          </table:table-cell>
        </table:table-row>
      </table:table>
      <text:p text:style-name="P10"><text:soft-page-break/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tree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1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7">div.z-tree-header, div.z-tree-header tr, div.z-tree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1">border: 0; overflow: hidden; width: 100%;</text:p>
          </table:table-cell>
        </table:table-row>
        <table:table-row>
          <table:table-cell table:style-name="Table17.A2" office:value-type="string">
            <text:p text:style-name="P7">div.z-tree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1">background: white; border: 0; overflow: auto; width: 100%; position: relative;</text:p>
          </table:table-cell>
        </table:table-row>
        <table:table-row>
          <table:table-cell table:style-name="Table17.A2" office:value-type="string">
            <text:p text:style-name="P7">div.z-tree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1">background: #DAE7F6; border-top: 1px solid #9EB6CE;</text:p>
          </table:table-cell>
        </table:table-row>
      </table:table>
      <text:h text:style-name="Heading_20_3" text:outline-level="3">Mold: <text:span text:style-name="T4">paging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3" text:anchor-type="paragraph" svg:x="2.738cm" svg:y="0.222cm" svg:width="10.848cm" svg:height="5.106cm" draw:z-index="1"><draw:image xlink:href="../images/tree-pg1.jpg" xlink:type="simple" xlink:show="embed" xlink:actuate="onLoad" draw:filter-name="&lt;All formats&gt;"/></draw:frame></text:p>
            <text:p text:style-name="Table_20_Contents"/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5.108cm" svg:height="6.138cm" draw:z-index="2"><draw:image xlink:href="../images/tree-pg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tree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</text:span></text:span><text:span text:style-name="Source_20_Text"><text:span text:style-name="T3">tree</text:span></text:span><text:span text:style-name="Source_20_Text"><text:span text:style-name="T2">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1">border-top: 1px solid #AAB; overflow: hidden;</text:p>
          </table:table-cell>
        </table:table-row>
        <table:table-row>
          <table:table-cell table:style-name="Table5.A2" office:value-type="string">
            <text:p text:style-name="P7">div.z-<text:span text:style-name="T4">tree</text:span>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1">border-bottom: 1px solid #AAB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6:04:35</dc:date>
    <meta:editing-cycles>24</meta:editing-cycles>
    <meta:editing-duration>PT5H31M56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62" meta:word-count="202" meta:character-count="1265"/>
  </office:meta>
</office:document-meta>
</file>